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080000043833C648D8.png" manifest:media-type="image/png"/>
  <manifest:file-entry manifest:full-path="Pictures/100000010000070800000438D48DBD78.png" manifest:media-type="image/png"/>
  <manifest:file-entry manifest:full-path="Pictures/100000010000070800000438888ADFE0.png" manifest:media-type="image/png"/>
  <manifest:file-entry manifest:full-path="Pictures/10000001000007080000043859C95231.png" manifest:media-type="image/png"/>
  <manifest:file-entry manifest:full-path="Pictures/1000000100000708000004381D0B5E0A.png" manifest:media-type="image/png"/>
  <manifest:file-entry manifest:full-path="Pictures/100000010000070800000438C5DFA620.png" manifest:media-type="image/png"/>
  <manifest:file-entry manifest:full-path="Pictures/1000000100000708000004389ED98299.png" manifest:media-type="image/png"/>
  <manifest:file-entry manifest:full-path="Pictures/1000000100000708000004386F7A789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12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7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12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14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09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151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777cm" svg:height="8.239cm" svg:x="0.905cm" svg:y="0.25cm">
          <draw:image xlink:href="Pictures/1000000100000708000004386F7A789D.png" xlink:type="simple" xlink:show="embed" xlink:actuate="onLoad" draw:mime-type="image/png">
            <text:p/>
          </draw:image>
        </draw:frame>
        <draw:frame draw:style-name="gr1" draw:text-style-name="P1" draw:layer="layout" svg:width="13.777cm" svg:height="8.239cm" svg:x="15.473cm" svg:y="8.641cm">
          <draw:image xlink:href="Pictures/1000000100000708000004389ED98299.png" xlink:type="simple" xlink:show="embed" xlink:actuate="onLoad" draw:mime-type="image/png">
            <text:p/>
          </draw:image>
        </draw:frame>
        <draw:frame draw:style-name="gr1" draw:text-style-name="P1" draw:layer="layout" svg:width="13.777cm" svg:height="8.239cm" svg:x="15.473cm" svg:y="0.25cm">
          <draw:image xlink:href="Pictures/100000010000070800000438C5DFA620.png" xlink:type="simple" xlink:show="embed" xlink:actuate="onLoad" draw:mime-type="image/png">
            <text:p/>
          </draw:image>
        </draw:frame>
        <draw:frame draw:style-name="gr1" draw:text-style-name="P1" draw:layer="layout" svg:width="13.777cm" svg:height="8.239cm" svg:x="0.905cm" svg:y="8.641cm">
          <draw:image xlink:href="Pictures/10000001000007080000043859C95231.png" xlink:type="simple" xlink:show="embed" xlink:actuate="onLoad" draw:mime-type="image/png">
            <text:p/>
          </draw:image>
        </draw:frame>
        <draw:frame draw:style-name="gr2" draw:text-style-name="P2" draw:layer="layout" svg:width="1.379cm" svg:height="1.375cm" svg:x="0.25cm" svg:y="0.25cm">
          <draw:text-box>
            <text:p>a</text:p>
          </draw:text-box>
        </draw:frame>
        <draw:frame draw:style-name="gr3" draw:text-style-name="P2" draw:layer="layout" svg:width="1.377cm" svg:height="1.323cm" svg:x="14.854cm" svg:y="0.25cm">
          <draw:text-box>
            <text:p>b</text:p>
          </draw:text-box>
        </draw:frame>
        <draw:frame draw:style-name="gr3" draw:text-style-name="P2" draw:layer="layout" svg:width="1.377cm" svg:height="1.323cm" svg:x="14.854cm" svg:y="8.641cm">
          <draw:text-box>
            <text:p>d</text:p>
          </draw:text-box>
        </draw:frame>
        <draw:frame draw:style-name="gr4" draw:text-style-name="P2" draw:layer="layout" svg:width="1.379cm" svg:height="1.377cm" svg:x="0.25cm" svg:y="8.641cm">
          <draw:text-box>
            <text:p>c</text:p>
          </draw:text-box>
        </draw:frame>
      </draw:page>
      <draw:page draw:name="page2" draw:style-name="dp1" draw:master-page-name="Default">
        <draw:frame draw:style-name="gr5" draw:text-style-name="P2" draw:layer="layout" svg:width="1.401cm" svg:height="1.399cm" svg:x="0.25cm" svg:y="0.25cm">
          <draw:text-box>
            <text:p>a</text:p>
          </draw:text-box>
        </draw:frame>
        <draw:frame draw:style-name="gr6" draw:text-style-name="P2" draw:layer="layout" svg:width="1.401cm" svg:height="1.346cm" svg:x="15.101cm" svg:y="0.25cm">
          <draw:text-box>
            <text:p>b</text:p>
          </draw:text-box>
        </draw:frame>
        <draw:frame draw:style-name="gr6" draw:text-style-name="P2" draw:layer="layout" svg:width="1.401cm" svg:height="1.346cm" svg:x="15.101cm" svg:y="8.809cm">
          <draw:text-box>
            <text:p>d</text:p>
          </draw:text-box>
        </draw:frame>
        <draw:frame draw:style-name="gr7" draw:text-style-name="P2" draw:layer="layout" svg:width="1.401cm" svg:height="1.401cm" svg:x="0.25cm" svg:y="8.809cm">
          <draw:text-box>
            <text:p>c</text:p>
          </draw:text-box>
        </draw:frame>
        <draw:frame draw:style-name="gr1" draw:text-style-name="P1" draw:layer="layout" svg:width="13.523cm" svg:height="8.101cm" svg:x="0.916cm" svg:y="0.25cm">
          <draw:image xlink:href="Pictures/100000010000070800000438888ADFE0.png" xlink:type="simple" xlink:show="embed" xlink:actuate="onLoad" draw:mime-type="image/png">
            <text:p/>
          </draw:image>
        </draw:frame>
        <draw:frame draw:style-name="gr1" draw:text-style-name="P1" draw:layer="layout" svg:width="13.522cm" svg:height="8.101cm" svg:x="15.728cm" svg:y="0.25cm">
          <draw:image xlink:href="Pictures/1000000100000708000004381D0B5E0A.png" xlink:type="simple" xlink:show="embed" xlink:actuate="onLoad" draw:mime-type="image/png">
            <text:p/>
          </draw:image>
        </draw:frame>
        <draw:frame draw:style-name="gr1" draw:text-style-name="P1" draw:layer="layout" svg:width="13.522cm" svg:height="8.101cm" svg:x="15.728cm" svg:y="8.809cm">
          <draw:image xlink:href="Pictures/100000010000070800000438D48DBD78.png" xlink:type="simple" xlink:show="embed" xlink:actuate="onLoad" draw:mime-type="image/png">
            <text:p/>
          </draw:image>
        </draw:frame>
        <draw:frame draw:style-name="gr8" draw:text-style-name="P3" draw:layer="layout" svg:width="13.523cm" svg:height="8.101cm" svg:x="0.916cm" svg:y="8.809cm">
          <draw:image xlink:href="Pictures/10000001000007080000043833C648D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8:47:51.650176967</meta:creation-date>
    <dc:date>2025-06-11T16:43:25.471535888</dc:date>
    <meta:editing-duration>PT35M1S</meta:editing-duration>
    <meta:editing-cycles>3</meta:editing-cycles>
    <meta:generator>LibreOffice/24.8.7.2$Linux_X86_64 LibreOffice_project/f4f281f562fb585d46b0af5755dfe1eb6adc047f</meta:generator>
    <meta:print-date>2025-06-11T16:33:28.365333873</meta:print-date>
    <meta:printed-by>PDF files</meta:printed-by>
    <meta:document-statistic meta:object-count="16"/>
  </office:meta>
</office:document-meta>
</file>